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12e7" officeooo:paragraph-rsid="000712e7"/>
    </style:style>
    <style:style style:name="P2" style:family="paragraph" style:parent-style-name="Standard">
      <style:text-properties officeooo:rsid="000712e7" officeooo:paragraph-rsid="000712e7"/>
    </style:style>
    <style:style style:name="P3" style:family="paragraph" style:parent-style-name="Standard" style:list-style-name="L1">
      <style:text-properties officeooo:rsid="00089276" officeooo:paragraph-rsid="00089276"/>
    </style:style>
    <style:style style:name="T1" style:family="text">
      <style:text-properties officeooo:rsid="000892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51857997" text:style-name="L1">
        <text:list-item>
          <text:p text:style-name="P1">Landing page will have 2 options - </text:p>
        </text:list-item>
        <text:list-item>
          <text:p text:style-name="P1">15 minute free session with REPL</text:p>
        </text:list-item>
        <text:list-item>
          <text:p text:style-name="P1">3 hour session wih an account (GitHub / Google)</text:p>
        </text:list-item>
      </text:list>
      <text:p text:style-name="P2"/>
      <text:p text:style-name="P2"/>
      <text:p text:style-name="P2"/>
      <text:p text:style-name="P2"/>
      <text:list xml:id="list234331541972541" text:continue-numbering="true" text:style-name="L1">
        <text:list-item>
          <text:p text:style-name="P1">File / Program is sent through POST request <text:span text:style-name="T1">(AJAX (React))</text:span></text:p>
        </text:list-item>
        <text:list-item>
          <text:p text:style-name="P1">Validate file extension</text:p>
        </text:list-item>
        <text:list-item>
          <text:p text:style-name="P3">Create temp file each time data is sent</text:p>
        </text:list-item>
        <text:list-item>
          <text:p text:style-name="P3">Cron job to clean temp files that are older than a minu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1T23:22:24.543592798</meta:creation-date>
    <dc:date>2020-11-11T23:43:29.689215974</dc:date>
    <meta:editing-duration>PT34S</meta:editing-duration>
    <meta:editing-cycles>1</meta:editing-cycles>
    <meta:document-statistic meta:table-count="0" meta:image-count="0" meta:object-count="0" meta:page-count="1" meta:paragraph-count="7" meta:word-count="62" meta:character-count="298" meta:non-whitespace-character-count="249"/>
    <meta:generator>LibreOffice/6.0.7.3$Linux_X86_64 LibreOffice_project/00m0$Build-3</meta:generator>
  </office:meta>
</office:document-meta>
</file>